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600000309D5D0B85C6BEB096F.png" manifest:media-type="image/png"/>
  <manifest:file-entry manifest:full-path="Pictures/10000001000005F600000309A9E1CD5188ECD8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2" text:anchor-type="char" svg:x="0cm" svg:y="0.379cm" svg:width="17cm" svg:height="8.655cm" draw:z-index="1"><draw:image xlink:href="Pictures/10000001000005F600000309D5D0B85C6BEB09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-0.118cm" svg:y="0.106cm" svg:width="17cm" svg:height="8.655cm" draw:z-index="0"><draw:image xlink:href="Pictures/10000001000005F600000309A9E1CD5188ECD8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09:40:41.272000000</meta:creation-date>
    <dc:date>2022-12-12T11:58:24.059000000</dc:date>
    <meta:editing-duration>PT1H31M</meta:editing-duration>
    <meta:editing-cycles>3</meta:editing-cycles>
    <meta:generator>LibreOffice/7.4.1.2$Windows_X86_64 LibreOffice_project/3c58a8f3a960df8bc8fd77b461821e42c061c5f0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